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ime_a" table:style-name="ta1">
        <table:shapes>
          <draw:frame draw:z-index="0" draw:style-name="gr1" draw:text-style-name="P1" svg:width="530.36pt" svg:height="409.61pt" svg:x="368.14pt" svg:y="107.69pt">
            <loext:p draw:notify-on-update-of-ranges="time_a.A3:time_a.A24 time_a.A1:time_a.A2 time_a.A3:time_a.A24 time_a.C1:time_a.C2 time_a.C3:time_a.C24 time_a.A1:time_a.A2 time_a.A3:time_a.A24 time_a.D1:time_a.D2 time_a.D3:time_a.D24 time_a.A1:time_a.A2 time_a.A3:time_a.A24 time_a.E1:time_a.E2 time_a.E3:time_a.E24 time_a.A1:time_a.A2 time_a.A3:time_a.A24 time_a.F1:time_a.F2 time_a.F3:time_a.F24 time_a.G1:time_a.G2 time_a.G3:time_a.G24 time_a.H1:time_a.H2 time_a.H3:time_a.H24 time_a.A3:time_a.A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/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number-columns-repeated="2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rials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092856" calcext:value-type="float">
            <text:p>0.092856</text:p>
          </table:table-cell>
          <table:table-cell office:value-type="float" office:value="0" calcext:value-type="float">
            <text:p>0</text:p>
          </table:table-cell>
          <table:table-cell office:value-type="float" office:value="0.111408" calcext:value-type="float">
            <text:p>0.111408</text:p>
          </table:table-cell>
          <table:table-cell office:value-type="float" office:value="0" calcext:value-type="float">
            <text:p>0</text:p>
          </table:table-cell>
          <table:table-cell office:value-type="float" office:value="0.101073" calcext:value-type="float">
            <text:p>0.1010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88703" calcext:value-type="float">
            <text:p>0.088703</text:p>
          </table:table-cell>
          <table:table-cell office:value-type="float" office:value="4" calcext:value-type="float">
            <text:p>4</text:p>
          </table:table-cell>
          <table:table-cell office:value-type="float" office:value="0.093009" calcext:value-type="float">
            <text:p>0.093009</text:p>
          </table:table-cell>
          <table:table-cell office:value-type="float" office:value="4" calcext:value-type="float">
            <text:p>4</text:p>
          </table:table-cell>
          <table:table-cell office:value-type="float" office:value="0.089024" calcext:value-type="float">
            <text:p>0.08902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0.092615" calcext:value-type="float">
            <text:p>0.092615</text:p>
          </table:table-cell>
          <table:table-cell office:value-type="float" office:value="12" calcext:value-type="float">
            <text:p>12</text:p>
          </table:table-cell>
          <table:table-cell office:value-type="float" office:value="0.089404" calcext:value-type="float">
            <text:p>0.089404</text:p>
          </table:table-cell>
          <table:table-cell office:value-type="float" office:value="12" calcext:value-type="float">
            <text:p>12</text:p>
          </table:table-cell>
          <table:table-cell office:value-type="float" office:value="0.088834" calcext:value-type="float">
            <text:p>0.08883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office:value-type="float" office:value="0.090336" calcext:value-type="float">
            <text:p>0.090336</text:p>
          </table:table-cell>
          <table:table-cell office:value-type="float" office:value="30" calcext:value-type="float">
            <text:p>30</text:p>
          </table:table-cell>
          <table:table-cell office:value-type="float" office:value="0.091319" calcext:value-type="float">
            <text:p>0.091319</text:p>
          </table:table-cell>
          <table:table-cell office:value-type="float" office:value="22" calcext:value-type="float">
            <text:p>22</text:p>
          </table:table-cell>
          <table:table-cell office:value-type="float" office:value="0.089176" calcext:value-type="float">
            <text:p>0.0891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29" calcext:value-type="float">
            <text:p>429</text:p>
          </table:table-cell>
          <table:table-cell office:value-type="float" office:value="0.094806" calcext:value-type="float">
            <text:p>0.094806</text:p>
          </table:table-cell>
          <table:table-cell office:value-type="float" office:value="240" calcext:value-type="float">
            <text:p>240</text:p>
          </table:table-cell>
          <table:table-cell office:value-type="float" office:value="0.092922" calcext:value-type="float">
            <text:p>0.092922</text:p>
          </table:table-cell>
          <table:table-cell office:value-type="float" office:value="191" calcext:value-type="float">
            <text:p>191</text:p>
          </table:table-cell>
          <table:table-cell office:value-type="float" office:value="0.092667" calcext:value-type="float">
            <text:p>0.092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0.091745" calcext:value-type="float">
            <text:p>0.091745</text:p>
          </table:table-cell>
          <table:table-cell office:value-type="float" office:value="113" calcext:value-type="float">
            <text:p>113</text:p>
          </table:table-cell>
          <table:table-cell office:value-type="float" office:value="0.091474" calcext:value-type="float">
            <text:p>0.091474</text:p>
          </table:table-cell>
          <table:table-cell office:value-type="float" office:value="74" calcext:value-type="float">
            <text:p>74</text:p>
          </table:table-cell>
          <table:table-cell office:value-type="float" office:value="0.090361" calcext:value-type="float">
            <text:p>0.09036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368" calcext:value-type="float">
            <text:p>4368</text:p>
          </table:table-cell>
          <table:table-cell office:value-type="float" office:value="0.180516" calcext:value-type="float">
            <text:p>0.180516</text:p>
          </table:table-cell>
          <table:table-cell office:value-type="float" office:value="2821" calcext:value-type="float">
            <text:p>2821</text:p>
          </table:table-cell>
          <table:table-cell office:value-type="float" office:value="0.150823" calcext:value-type="float">
            <text:p>0.150823</text:p>
          </table:table-cell>
          <table:table-cell office:value-type="float" office:value="1659" calcext:value-type="float">
            <text:p>1659</text:p>
          </table:table-cell>
          <table:table-cell office:value-type="float" office:value="0.127651" calcext:value-type="float">
            <text:p>0.1276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79" calcext:value-type="float">
            <text:p>679</text:p>
          </table:table-cell>
          <table:table-cell office:value-type="float" office:value="0.10719" calcext:value-type="float">
            <text:p>0.10719</text:p>
          </table:table-cell>
          <table:table-cell office:value-type="float" office:value="639" calcext:value-type="float">
            <text:p>639</text:p>
          </table:table-cell>
          <table:table-cell office:value-type="float" office:value="0.104861" calcext:value-type="float">
            <text:p>0.104861</text:p>
          </table:table-cell>
          <table:table-cell office:value-type="float" office:value="339" calcext:value-type="float">
            <text:p>339</text:p>
          </table:table-cell>
          <table:table-cell office:value-type="float" office:value="0.099665" calcext:value-type="float">
            <text:p>0.0996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61" calcext:value-type="float">
            <text:p>2561</text:p>
          </table:table-cell>
          <table:table-cell office:value-type="float" office:value="0.180898" calcext:value-type="float">
            <text:p>0.180898</text:p>
          </table:table-cell>
          <table:table-cell office:value-type="float" office:value="2098" calcext:value-type="float">
            <text:p>2098</text:p>
          </table:table-cell>
          <table:table-cell office:value-type="float" office:value="0.162322" calcext:value-type="float">
            <text:p>0.162322</text:p>
          </table:table-cell>
          <table:table-cell office:value-type="float" office:value="1241" calcext:value-type="float">
            <text:p>1241</text:p>
          </table:table-cell>
          <table:table-cell office:value-type="float" office:value="0.132785" calcext:value-type="float">
            <text:p>0.13278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464" calcext:value-type="float">
            <text:p>3464</text:p>
          </table:table-cell>
          <table:table-cell office:value-type="float" office:value="0.191332" calcext:value-type="float">
            <text:p>0.191332</text:p>
          </table:table-cell>
          <table:table-cell office:value-type="float" office:value="3370" calcext:value-type="float">
            <text:p>3370</text:p>
          </table:table-cell>
          <table:table-cell office:value-type="float" office:value="0.181116" calcext:value-type="float">
            <text:p>0.181116</text:p>
          </table:table-cell>
          <table:table-cell office:value-type="float" office:value="1733" calcext:value-type="float">
            <text:p>1733</text:p>
          </table:table-cell>
          <table:table-cell office:value-type="float" office:value="0.138334" calcext:value-type="float">
            <text:p>0.138334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62228" calcext:value-type="float">
            <text:p>262228</text:p>
          </table:table-cell>
          <table:table-cell office:value-type="float" office:value="12.157179" calcext:value-type="float">
            <text:p>12.157179</text:p>
          </table:table-cell>
          <table:table-cell office:value-type="float" office:value="192591" calcext:value-type="float">
            <text:p>192591</text:p>
          </table:table-cell>
          <table:table-cell office:value-type="float" office:value="9.520831" calcext:value-type="float">
            <text:p>9.520831</text:p>
          </table:table-cell>
          <table:table-cell office:value-type="float" office:value="91964" calcext:value-type="float">
            <text:p>91964</text:p>
          </table:table-cell>
          <table:table-cell office:value-type="float" office:value="5.467532" calcext:value-type="float">
            <text:p>5.4675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571" calcext:value-type="float">
            <text:p>2571</text:p>
          </table:table-cell>
          <table:table-cell office:value-type="float" office:value="0.242826" calcext:value-type="float">
            <text:p>0.242826</text:p>
          </table:table-cell>
          <table:table-cell office:value-type="float" office:value="2390" calcext:value-type="float">
            <text:p>2390</text:p>
          </table:table-cell>
          <table:table-cell office:value-type="float" office:value="0.212503" calcext:value-type="float">
            <text:p>0.212503</text:p>
          </table:table-cell>
          <table:table-cell office:value-type="float" office:value="1160" calcext:value-type="float">
            <text:p>1160</text:p>
          </table:table-cell>
          <table:table-cell office:value-type="float" office:value="0.143718" calcext:value-type="float">
            <text:p>0.1437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21246" calcext:value-type="float">
            <text:p>821246</text:p>
          </table:table-cell>
          <table:table-cell office:value-type="float" office:value="54.41753" calcext:value-type="float">
            <text:p>54.41753</text:p>
          </table:table-cell>
          <table:table-cell office:value-type="float" office:value="640926" calcext:value-type="float">
            <text:p>640926</text:p>
          </table:table-cell>
          <table:table-cell office:value-type="float" office:value="49.410897" calcext:value-type="float">
            <text:p>49.410897</text:p>
          </table:table-cell>
          <table:table-cell office:value-type="float" office:value="290012" calcext:value-type="float">
            <text:p>290012</text:p>
          </table:table-cell>
          <table:table-cell office:value-type="float" office:value="21.272931" calcext:value-type="float">
            <text:p>21.27293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76958" calcext:value-type="float">
            <text:p>76958</text:p>
          </table:table-cell>
          <table:table-cell office:value-type="float" office:value="2.489321" calcext:value-type="float">
            <text:p>2.489321</text:p>
          </table:table-cell>
          <table:table-cell office:value-type="float" office:value="76633" calcext:value-type="float">
            <text:p>76633</text:p>
          </table:table-cell>
          <table:table-cell office:value-type="float" office:value="2.403628" calcext:value-type="float">
            <text:p>2.403628</text:p>
          </table:table-cell>
          <table:table-cell office:value-type="float" office:value="36938" calcext:value-type="float">
            <text:p>36938</text:p>
          </table:table-cell>
          <table:table-cell office:value-type="float" office:value="1.319512" calcext:value-type="float">
            <text:p>1.319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1295" calcext:value-type="float">
            <text:p>51295</text:p>
          </table:table-cell>
          <table:table-cell office:value-type="float" office:value="3.971318" calcext:value-type="float">
            <text:p>3.971318</text:p>
          </table:table-cell>
          <table:table-cell office:value-type="float" office:value="47892" calcext:value-type="float">
            <text:p>47892</text:p>
          </table:table-cell>
          <table:table-cell office:value-type="float" office:value="3.375917" calcext:value-type="float">
            <text:p>3.375917</text:p>
          </table:table-cell>
          <table:table-cell office:value-type="float" office:value="26168" calcext:value-type="float">
            <text:p>26168</text:p>
          </table:table-cell>
          <table:table-cell office:value-type="float" office:value="1.442252" calcext:value-type="float">
            <text:p>1.4422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05997" calcext:value-type="float">
            <text:p>105997</text:p>
          </table:table-cell>
          <table:table-cell office:value-type="float" office:value="3.5032" calcext:value-type="float">
            <text:p>3.5032</text:p>
          </table:table-cell>
          <table:table-cell office:value-type="float" office:value="105457" calcext:value-type="float">
            <text:p>105457</text:p>
          </table:table-cell>
          <table:table-cell office:value-type="float" office:value="3.41861" calcext:value-type="float">
            <text:p>3.41861</text:p>
          </table:table-cell>
          <table:table-cell office:value-type="float" office:value="54644" calcext:value-type="float">
            <text:p>54644</text:p>
          </table:table-cell>
          <table:table-cell office:value-type="float" office:value="1.771205" calcext:value-type="float">
            <text:p>1.7712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2189549" calcext:value-type="float">
            <text:p>12189549</text:p>
          </table:table-cell>
          <table:table-cell office:value-type="float" office:value="1468.348157" calcext:value-type="float">
            <text:p>1468.348157</text:p>
          </table:table-cell>
          <table:table-cell office:value-type="float" office:value="10087480" calcext:value-type="float">
            <text:p>10087480</text:p>
          </table:table-cell>
          <table:table-cell office:value-type="float" office:value="1374.007922" calcext:value-type="float">
            <text:p>1374.007922</text:p>
          </table:table-cell>
          <table:table-cell office:value-type="float" office:value="4067110" calcext:value-type="float">
            <text:p>4067110</text:p>
          </table:table-cell>
          <table:table-cell office:value-type="float" office:value="588.923979" calcext:value-type="float">
            <text:p>588.92397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188627" calcext:value-type="float">
            <text:p>188627</text:p>
          </table:table-cell>
          <table:table-cell office:value-type="float" office:value="8.227214" calcext:value-type="float">
            <text:p>8.227214</text:p>
          </table:table-cell>
          <table:table-cell office:value-type="float" office:value="187774" calcext:value-type="float">
            <text:p>187774</text:p>
          </table:table-cell>
          <table:table-cell office:value-type="float" office:value="8.08108" calcext:value-type="float">
            <text:p>8.08108</text:p>
          </table:table-cell>
          <table:table-cell office:value-type="float" office:value="73667" calcext:value-type="float">
            <text:p>73667</text:p>
          </table:table-cell>
          <table:table-cell office:value-type="float" office:value="3.399734" calcext:value-type="float">
            <text:p>3.3997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52874854" calcext:value-type="float">
            <text:p>52874854</text:p>
          </table:table-cell>
          <table:table-cell office:value-type="float" office:value="10473.562809" calcext:value-type="float">
            <text:p>10473.562809</text:p>
          </table:table-cell>
          <table:table-cell office:value-type="float" office:value="20398728" calcext:value-type="float">
            <text:p>20398728</text:p>
          </table:table-cell>
          <table:table-cell office:value-type="float" office:value="4199.093485" calcext:value-type="float">
            <text:p>4199.09348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916040" calcext:value-type="float">
            <text:p>916040</text:p>
          </table:table-cell>
          <table:table-cell office:value-type="float" office:value="27.425377" calcext:value-type="float">
            <text:p>27.425377</text:p>
          </table:table-cell>
          <table:table-cell office:value-type="float" office:value="409946" calcext:value-type="float">
            <text:p>409946</text:p>
          </table:table-cell>
          <table:table-cell office:value-type="float" office:value="14.126354" calcext:value-type="float">
            <text:p>14.1263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008584" calcext:value-type="float">
            <text:p>2008584</text:p>
          </table:table-cell>
          <table:table-cell office:value-type="float" office:value="103.683799" calcext:value-type="float">
            <text:p>103.683799</text:p>
          </table:table-cell>
          <table:table-cell office:value-type="float" office:value="945703" calcext:value-type="float">
            <text:p>945703</text:p>
          </table:table-cell>
          <table:table-cell office:value-type="float" office:value="44.578163" calcext:value-type="float">
            <text:p>44.5781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6095783" calcext:value-type="float">
            <text:p>6095783</text:p>
          </table:table-cell>
          <table:table-cell office:value-type="float" office:value="414.205567" calcext:value-type="float">
            <text:p>414.205567</text:p>
          </table:table-cell>
          <table:table-cell office:value-type="float" office:value="2419646" calcext:value-type="float">
            <text:p>2419646</text:p>
          </table:table-cell>
          <table:table-cell office:value-type="float" office:value="175.288037" calcext:value-type="float">
            <text:p>175.288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3T14:17:14.380245580</dc:date>
    <meta:editing-duration>PT9M23S</meta:editing-duration>
    <meta:editing-cycles>2</meta:editing-cycles>
    <meta:generator>LibreOffice/5.2.7.2$Linux_X86_64 LibreOffice_project/20$Build-2</meta:generator>
    <meta:document-statistic meta:table-count="1" meta:cell-count="1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Fine_20_Dashed" svg:stroke-width="0.08cm" svg:stroke-color="#ff420e" draw:fill-color="#ff420e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8.711cm" svg:height="14.451cm" xlink:href=".." xlink:type="simple" chart:class="chart:scatter" chart:column-mapping="0 1 2 3 4 5" chart:style-name="ch1">
        <chart:title svg:x="8.002cm" svg:y="0.425cm" chart:style-name="ch2">
          <text:p>Square Tiling</text:p>
        </chart:title>
        <chart:legend chart:legend-position="end" svg:x="15.429cm" svg:y="5.681cm" style:legend-expansion="high" chart:style-name="ch3"/>
        <chart:plot-area chart:style-name="ch4" table:cell-range-address="time_a.A1:time_a.A24 time_a.C1:time_a.H24" chart:data-source-has-labels="both" svg:x="-0.237cm" svg:y="0.236cm" svg:width="14.924cm" svg:height="13.871cm">
          <chartooo:coordinate-region svg:x="1.125cm" svg:y="0.435cm" svg:width="11.643cm" svg:height="13.026cm"/>
          <chart:axis chart:dimension="x" chart:name="primary-x" chart:style-name="ch5" chartooo:axis-type="auto">
            <chart:title svg:x="6.295cm" svg:y="13.891cm" chart:style-name="ch6">
              <text:p>Side Length</text:p>
            </chart:title>
            <chart:categories table:cell-range-address="time_a.A3:time_a.A24"/>
          </chart:axis>
          <chart:axis chart:dimension="y" chart:name="primary-y" chart:style-name="ch7">
            <chart:title svg:x="0cm" svg:y="7.863cm" chart:style-name="ch8">
              <text:p>Seconds</text:p>
            </chart:title>
            <chart:grid chart:style-name="ch9" chart:class="major"/>
          </chart:axis>
          <chart:axis chart:dimension="y" chart:name="secondary-y" chart:style-name="ch10">
            <chart:title svg:x="15.061cm" svg:y="7.572cm" chart:style-name="ch8">
              <text:p>Tries</text:p>
            </chart:title>
          </chart:axis>
          <chart:series chart:attached-axis="secondary-y" chart:style-name="ch11" chart:values-cell-range-address="time_a.C3:time_a.C24" chart:label-cell-address="time_a.C1:time_a.C2" chart:class="chart:scatter">
            <chart:domain table:cell-range-address="time_a.A3:time_a.A24"/>
            <chart:data-point chart:repeated="22"/>
          </chart:series>
          <chart:series chart:attached-axis="primary-y" chart:style-name="ch12" chart:values-cell-range-address="time_a.D3:time_a.D24" chart:label-cell-address="time_a.D1:time_a.D2" chart:class="chart:scatter">
            <chart:data-point chart:repeated="22"/>
          </chart:series>
          <chart:series chart:attached-axis="secondary-y" chart:style-name="ch13" chart:values-cell-range-address="time_a.E3:time_a.E24" chart:label-cell-address="time_a.E1:time_a.E2" chart:class="chart:scatter">
            <chart:data-point chart:repeated="22"/>
          </chart:series>
          <chart:series chart:attached-axis="primary-y" chart:style-name="ch14" chart:values-cell-range-address="time_a.F3:time_a.F24" chart:label-cell-address="time_a.F1:time_a.F2" chart:class="chart:scatter">
            <chart:data-point chart:repeated="22"/>
          </chart:series>
          <chart:series chart:attached-axis="secondary-y" chart:style-name="ch15" chart:values-cell-range-address="time_a.G3:time_a.G24" chart:label-cell-address="time_a.G1:time_a.G2" chart:class="chart:scatter">
            <chart:data-point chart:repeated="22"/>
          </chart:series>
          <chart:series chart:attached-axis="primary-y" chart:style-name="ch16" chart:values-cell-range-address="time_a.H3:time_a.H24" chart:label-cell-address="time_a.H1:time_a.H2" chart:class="chart:scatter">
            <chart:data-point chart:repeated="22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 Trials</text:p>
                <text:list>
                  <text:list-item>
                    <text:p>A</text:p>
                  </text:list-item>
                  <text:list-item>
                    <text:p>Trials</text:p>
                  </text:list-item>
                </text:list>
                <draw:g>
                  <svg:desc>time_a.C1:time_a.C2</svg:desc>
                </draw:g>
              </table:table-cell>
              <table:table-cell office:value-type="string">
                <text:p>A Time</text:p>
                <text:list>
                  <text:list-item>
                    <text:p>A</text:p>
                  </text:list-item>
                  <text:list-item>
                    <text:p>Time</text:p>
                  </text:list-item>
                </text:list>
                <draw:g>
                  <svg:desc>time_a.D1:time_a.D2</svg:desc>
                </draw:g>
              </table:table-cell>
              <table:table-cell office:value-type="string">
                <text:p>B Trials</text:p>
                <text:list>
                  <text:list-item>
                    <text:p>B</text:p>
                  </text:list-item>
                  <text:list-item>
                    <text:p>Trials</text:p>
                  </text:list-item>
                </text:list>
                <draw:g>
                  <svg:desc>time_a.E1:time_a.E2</svg:desc>
                </draw:g>
              </table:table-cell>
              <table:table-cell office:value-type="string">
                <text:p>B Time</text:p>
                <text:list>
                  <text:list-item>
                    <text:p>B</text:p>
                  </text:list-item>
                  <text:list-item>
                    <text:p>Time</text:p>
                  </text:list-item>
                </text:list>
                <draw:g>
                  <svg:desc>time_a.F1:time_a.F2</svg:desc>
                </draw:g>
              </table:table-cell>
              <table:table-cell office:value-type="string">
                <text:p>C Trials</text:p>
                <text:list>
                  <text:list-item>
                    <text:p>C</text:p>
                  </text:list-item>
                  <text:list-item>
                    <text:p>Trials</text:p>
                  </text:list-item>
                </text:list>
                <draw:g>
                  <svg:desc>time_a.G1:time_a.G2</svg:desc>
                </draw:g>
              </table:table-cell>
              <table:table-cell office:value-type="string">
                <text:p>C Time</text:p>
                <text:list>
                  <text:list-item>
                    <text:p>C</text:p>
                  </text:list-item>
                  <text:list-item>
                    <text:p>Time</text:p>
                  </text:list-item>
                </text:list>
                <draw:g>
                  <svg:desc>time_a.H1:time_a.H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ime_a.A3:time_a.A24</svg:desc>
                </draw:g>
              </table:table-cell>
              <table:table-cell office:value-type="float" office:value="1">
                <text:p>1</text:p>
                <draw:g>
                  <svg:desc>time_a.A3:time_a.A24</svg:desc>
                </draw:g>
              </table:table-cell>
              <table:table-cell office:value-type="float" office:value="0">
                <text:p>0</text:p>
                <draw:g>
                  <svg:desc>time_a.C3:time_a.C24</svg:desc>
                </draw:g>
              </table:table-cell>
              <table:table-cell office:value-type="float" office:value="0.092856">
                <text:p>0.092856</text:p>
                <draw:g>
                  <svg:desc>time_a.D3:time_a.D24</svg:desc>
                </draw:g>
              </table:table-cell>
              <table:table-cell office:value-type="float" office:value="0">
                <text:p>0</text:p>
                <draw:g>
                  <svg:desc>time_a.E3:time_a.E24</svg:desc>
                </draw:g>
              </table:table-cell>
              <table:table-cell office:value-type="float" office:value="0.111408">
                <text:p>0.111408</text:p>
                <draw:g>
                  <svg:desc>time_a.F3:time_a.F24</svg:desc>
                </draw:g>
              </table:table-cell>
              <table:table-cell office:value-type="float" office:value="0">
                <text:p>0</text:p>
                <draw:g>
                  <svg:desc>time_a.G3:time_a.G24</svg:desc>
                </draw:g>
              </table:table-cell>
              <table:table-cell office:value-type="float" office:value="0.101073">
                <text:p>0.101073</text:p>
                <draw:g>
                  <svg:desc>time_a.H3:time_a.H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088703">
                <text:p>0.088703</text:p>
              </table:table-cell>
              <table:table-cell office:value-type="float" office:value="4">
                <text:p>4</text:p>
              </table:table-cell>
              <table:table-cell office:value-type="float" office:value="0.093009">
                <text:p>0.093009</text:p>
              </table:table-cell>
              <table:table-cell office:value-type="float" office:value="4">
                <text:p>4</text:p>
              </table:table-cell>
              <table:table-cell office:value-type="float" office:value="0.089024">
                <text:p>0.08902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0.092615">
                <text:p>0.092615</text:p>
              </table:table-cell>
              <table:table-cell office:value-type="float" office:value="12">
                <text:p>12</text:p>
              </table:table-cell>
              <table:table-cell office:value-type="float" office:value="0.089404">
                <text:p>0.089404</text:p>
              </table:table-cell>
              <table:table-cell office:value-type="float" office:value="12">
                <text:p>12</text:p>
              </table:table-cell>
              <table:table-cell office:value-type="float" office:value="0.088834">
                <text:p>0.08883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0.090336">
                <text:p>0.090336</text:p>
              </table:table-cell>
              <table:table-cell office:value-type="float" office:value="30">
                <text:p>30</text:p>
              </table:table-cell>
              <table:table-cell office:value-type="float" office:value="0.091319">
                <text:p>0.091319</text:p>
              </table:table-cell>
              <table:table-cell office:value-type="float" office:value="22">
                <text:p>22</text:p>
              </table:table-cell>
              <table:table-cell office:value-type="float" office:value="0.089176">
                <text:p>0.0891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9">
                <text:p>429</text:p>
              </table:table-cell>
              <table:table-cell office:value-type="float" office:value="0.094806">
                <text:p>0.094806</text:p>
              </table:table-cell>
              <table:table-cell office:value-type="float" office:value="240">
                <text:p>240</text:p>
              </table:table-cell>
              <table:table-cell office:value-type="float" office:value="0.092922">
                <text:p>0.092922</text:p>
              </table:table-cell>
              <table:table-cell office:value-type="float" office:value="191">
                <text:p>191</text:p>
              </table:table-cell>
              <table:table-cell office:value-type="float" office:value="0.092667">
                <text:p>0.092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0.091745">
                <text:p>0.091745</text:p>
              </table:table-cell>
              <table:table-cell office:value-type="float" office:value="113">
                <text:p>113</text:p>
              </table:table-cell>
              <table:table-cell office:value-type="float" office:value="0.091474">
                <text:p>0.091474</text:p>
              </table:table-cell>
              <table:table-cell office:value-type="float" office:value="74">
                <text:p>74</text:p>
              </table:table-cell>
              <table:table-cell office:value-type="float" office:value="0.090361">
                <text:p>0.09036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368">
                <text:p>4368</text:p>
              </table:table-cell>
              <table:table-cell office:value-type="float" office:value="0.180516">
                <text:p>0.180516</text:p>
              </table:table-cell>
              <table:table-cell office:value-type="float" office:value="2821">
                <text:p>2821</text:p>
              </table:table-cell>
              <table:table-cell office:value-type="float" office:value="0.150823">
                <text:p>0.150823</text:p>
              </table:table-cell>
              <table:table-cell office:value-type="float" office:value="1659">
                <text:p>1659</text:p>
              </table:table-cell>
              <table:table-cell office:value-type="float" office:value="0.127651">
                <text:p>0.1276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79">
                <text:p>679</text:p>
              </table:table-cell>
              <table:table-cell office:value-type="float" office:value="0.10719">
                <text:p>0.10719</text:p>
              </table:table-cell>
              <table:table-cell office:value-type="float" office:value="639">
                <text:p>639</text:p>
              </table:table-cell>
              <table:table-cell office:value-type="float" office:value="0.104861">
                <text:p>0.104861</text:p>
              </table:table-cell>
              <table:table-cell office:value-type="float" office:value="339">
                <text:p>339</text:p>
              </table:table-cell>
              <table:table-cell office:value-type="float" office:value="0.099665">
                <text:p>0.09966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561">
                <text:p>2561</text:p>
              </table:table-cell>
              <table:table-cell office:value-type="float" office:value="0.180898">
                <text:p>0.180898</text:p>
              </table:table-cell>
              <table:table-cell office:value-type="float" office:value="2098">
                <text:p>2098</text:p>
              </table:table-cell>
              <table:table-cell office:value-type="float" office:value="0.162322">
                <text:p>0.162322</text:p>
              </table:table-cell>
              <table:table-cell office:value-type="float" office:value="1241">
                <text:p>1241</text:p>
              </table:table-cell>
              <table:table-cell office:value-type="float" office:value="0.132785">
                <text:p>0.13278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64">
                <text:p>3464</text:p>
              </table:table-cell>
              <table:table-cell office:value-type="float" office:value="0.191332">
                <text:p>0.191332</text:p>
              </table:table-cell>
              <table:table-cell office:value-type="float" office:value="3370">
                <text:p>3370</text:p>
              </table:table-cell>
              <table:table-cell office:value-type="float" office:value="0.181116">
                <text:p>0.181116</text:p>
              </table:table-cell>
              <table:table-cell office:value-type="float" office:value="1733">
                <text:p>1733</text:p>
              </table:table-cell>
              <table:table-cell office:value-type="float" office:value="0.138334">
                <text:p>0.13833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2228">
                <text:p>262228</text:p>
              </table:table-cell>
              <table:table-cell office:value-type="float" office:value="12.157179">
                <text:p>12.157179</text:p>
              </table:table-cell>
              <table:table-cell office:value-type="float" office:value="192591">
                <text:p>192591</text:p>
              </table:table-cell>
              <table:table-cell office:value-type="float" office:value="9.520831">
                <text:p>9.520831</text:p>
              </table:table-cell>
              <table:table-cell office:value-type="float" office:value="91964">
                <text:p>91964</text:p>
              </table:table-cell>
              <table:table-cell office:value-type="float" office:value="5.467532">
                <text:p>5.467532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571">
                <text:p>2571</text:p>
              </table:table-cell>
              <table:table-cell office:value-type="float" office:value="0.242826">
                <text:p>0.242826</text:p>
              </table:table-cell>
              <table:table-cell office:value-type="float" office:value="2390">
                <text:p>2390</text:p>
              </table:table-cell>
              <table:table-cell office:value-type="float" office:value="0.212503">
                <text:p>0.212503</text:p>
              </table:table-cell>
              <table:table-cell office:value-type="float" office:value="1160">
                <text:p>1160</text:p>
              </table:table-cell>
              <table:table-cell office:value-type="float" office:value="0.143718">
                <text:p>0.14371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21246">
                <text:p>821246</text:p>
              </table:table-cell>
              <table:table-cell office:value-type="float" office:value="54.41753">
                <text:p>54.41753</text:p>
              </table:table-cell>
              <table:table-cell office:value-type="float" office:value="640926">
                <text:p>640926</text:p>
              </table:table-cell>
              <table:table-cell office:value-type="float" office:value="49.410897">
                <text:p>49.410897</text:p>
              </table:table-cell>
              <table:table-cell office:value-type="float" office:value="290012">
                <text:p>290012</text:p>
              </table:table-cell>
              <table:table-cell office:value-type="float" office:value="21.272931">
                <text:p>21.2729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76958">
                <text:p>76958</text:p>
              </table:table-cell>
              <table:table-cell office:value-type="float" office:value="2.489321">
                <text:p>2.489321</text:p>
              </table:table-cell>
              <table:table-cell office:value-type="float" office:value="76633">
                <text:p>76633</text:p>
              </table:table-cell>
              <table:table-cell office:value-type="float" office:value="2.403628">
                <text:p>2.403628</text:p>
              </table:table-cell>
              <table:table-cell office:value-type="float" office:value="36938">
                <text:p>36938</text:p>
              </table:table-cell>
              <table:table-cell office:value-type="float" office:value="1.319512">
                <text:p>1.3195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1295">
                <text:p>51295</text:p>
              </table:table-cell>
              <table:table-cell office:value-type="float" office:value="3.971318">
                <text:p>3.971318</text:p>
              </table:table-cell>
              <table:table-cell office:value-type="float" office:value="47892">
                <text:p>47892</text:p>
              </table:table-cell>
              <table:table-cell office:value-type="float" office:value="3.375917">
                <text:p>3.375917</text:p>
              </table:table-cell>
              <table:table-cell office:value-type="float" office:value="26168">
                <text:p>26168</text:p>
              </table:table-cell>
              <table:table-cell office:value-type="float" office:value="1.442252">
                <text:p>1.4422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5997">
                <text:p>105997</text:p>
              </table:table-cell>
              <table:table-cell office:value-type="float" office:value="3.5032">
                <text:p>3.5032</text:p>
              </table:table-cell>
              <table:table-cell office:value-type="float" office:value="105457">
                <text:p>105457</text:p>
              </table:table-cell>
              <table:table-cell office:value-type="float" office:value="3.41861">
                <text:p>3.41861</text:p>
              </table:table-cell>
              <table:table-cell office:value-type="float" office:value="54644">
                <text:p>54644</text:p>
              </table:table-cell>
              <table:table-cell office:value-type="float" office:value="1.771205">
                <text:p>1.77120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2189549">
                <text:p>12189549</text:p>
              </table:table-cell>
              <table:table-cell office:value-type="float" office:value="1468.348157">
                <text:p>1468.348157</text:p>
              </table:table-cell>
              <table:table-cell office:value-type="float" office:value="10087480">
                <text:p>10087480</text:p>
              </table:table-cell>
              <table:table-cell office:value-type="float" office:value="1374.007922">
                <text:p>1374.007922</text:p>
              </table:table-cell>
              <table:table-cell office:value-type="float" office:value="4067110">
                <text:p>4067110</text:p>
              </table:table-cell>
              <table:table-cell office:value-type="float" office:value="588.923979">
                <text:p>588.92397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88627">
                <text:p>188627</text:p>
              </table:table-cell>
              <table:table-cell office:value-type="float" office:value="8.227214">
                <text:p>8.227214</text:p>
              </table:table-cell>
              <table:table-cell office:value-type="float" office:value="187774">
                <text:p>187774</text:p>
              </table:table-cell>
              <table:table-cell office:value-type="float" office:value="8.08108">
                <text:p>8.08108</text:p>
              </table:table-cell>
              <table:table-cell office:value-type="float" office:value="73667">
                <text:p>73667</text:p>
              </table:table-cell>
              <table:table-cell office:value-type="float" office:value="3.399734">
                <text:p>3.39973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874854">
                <text:p>52874854</text:p>
              </table:table-cell>
              <table:table-cell office:value-type="float" office:value="10473.562809">
                <text:p>10473.562809</text:p>
              </table:table-cell>
              <table:table-cell office:value-type="float" office:value="20398728">
                <text:p>20398728</text:p>
              </table:table-cell>
              <table:table-cell office:value-type="float" office:value="4199.093485">
                <text:p>4199.09348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16040">
                <text:p>916040</text:p>
              </table:table-cell>
              <table:table-cell office:value-type="float" office:value="27.425377">
                <text:p>27.425377</text:p>
              </table:table-cell>
              <table:table-cell office:value-type="float" office:value="409946">
                <text:p>409946</text:p>
              </table:table-cell>
              <table:table-cell office:value-type="float" office:value="14.126354">
                <text:p>14.12635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8584">
                <text:p>2008584</text:p>
              </table:table-cell>
              <table:table-cell office:value-type="float" office:value="103.683799">
                <text:p>103.683799</text:p>
              </table:table-cell>
              <table:table-cell office:value-type="float" office:value="945703">
                <text:p>945703</text:p>
              </table:table-cell>
              <table:table-cell office:value-type="float" office:value="44.578163">
                <text:p>44.57816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95783">
                <text:p>6095783</text:p>
              </table:table-cell>
              <table:table-cell office:value-type="float" office:value="414.205567">
                <text:p>414.205567</text:p>
              </table:table-cell>
              <table:table-cell office:value-type="float" office:value="2419646">
                <text:p>2419646</text:p>
              </table:table-cell>
              <table:table-cell office:value-type="float" office:value="175.288037">
                <text:p>175.2880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